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text-properties fo:font-weight="bold"/>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Heading_20_3">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Problem description A : Course Registration </text:h>
      <text:p text:style-name="P1">IIIT-Hyd is offering many courses. Students can take any number of courses. Now Sonam is lazy to fill her registration form. Tell in how many ways she can fill the form.<text:line-break/>Everyone has to take atleast one course.<text:line-break/><text:line-break/><text:span text:style-name="T1">Input Format<text:line-break/></text:span>First line of the input has an integer T. T cases follow.<text:line-break/>An integer N, representing the no. of courses. <text:line-break/><text:line-break/><text:span text:style-name="T1">Output Format </text:span><text:line-break/>For each test case in a single line,Output the no. of ways the form can be filled.<text:line-break/><text:line-break/>As the answer can be large, print the answer modulo 10^9+7<text:line-break/><text:line-break/><text:span text:style-name="T1">Constraints </text:span></text:p>
      <text:list xml:id="list4287502333758975905" text:style-name="L1">
        <text:list-item>
          <text:p text:style-name="P9">1&lt;=T&lt;=10^5 </text:p>
        </text:list-item>
        <text:list-item>
          <text:p text:style-name="P2">1&lt;=N&lt;=10^12 </text:p>
        </text:list-item>
      </text:list>
      <text:p text:style-name="Text_20_body"><text:span text:style-name="T1">Sample Input </text:span><text:line-break/>2 <text:line-break/>1 <text:line-break/>2<text:line-break/><text:line-break/><text:span text:style-name="T1">Sample Output </text:span><text:line-break/>1<text:line-break/>3</text:p>
      <text:h text:style-name="Heading_20_3" text:outline-level="3">Problem description B : Series sum</text:h>
      <text:p text:style-name="Text_20_body">As Vanaja taught PG1 some interesting Number Theory concepts in last Tutorial , so your other TA decided to check if PG1 is able to apply those concepts in the given problem. </text:p>
      <text:p text:style-name="Text_20_body">He gives you a range [X, Y] and wants to know the total of all the differences of square of two adjacent non-intersecting paired numbers </text:p>
      <text:p text:style-name="Text_20_body">i.e total of all the differences of square of pairs : [X+1,X] ,[X+3,X+2],[X+5,X+4]... till Y </text:p>
      <text:p text:style-name="Text_20_body">If there exists any unpaired number ,just add its square to the total value. </text:p>
      <text:p text:style-name="Text_20_body">As your final sum might go very large,and he is not interested in such a large sum. So he wants you to output only the number that remains after :(final sum)%1000000007 </text:p>
      <text:p text:style-name="P3">Input</text:p>
      <text:list xml:id="list9001760377612625338" text:style-name="L2">
        <text:list-item>
          <text:p text:style-name="P10"><text:span text:style-name="T2">Line 1 </text:span>: T <text:line-break/>the no. of test cases</text:p>
        </text:list-item>
        <text:list-item>
          <text:p text:style-name="P4"><text:span text:style-name="T2">Next T lines </text:span>: X Y<text:line-break/>the ranges [X,Y]</text:p>
        </text:list-item>
      </text:list>
      <text:p text:style-name="P3"><text:soft-page-break/>Constraints</text:p>
      <text:list xml:id="list4966363879683284515" text:style-name="L3">
        <text:list-item>
          <text:p text:style-name="P11">T &lt;= 10<text:span text:style-name="T3">6</text:span> </text:p>
        </text:list-item>
        <text:list-item>
          <text:p text:style-name="P5">0 &lt;= X &lt;= Y &lt;= 10<text:span text:style-name="T3">18</text:span> </text:p>
        </text:list-item>
      </text:list>
      <text:p text:style-name="P3">Output</text:p>
      <text:list xml:id="list7868901336989319575" text:style-name="L4">
        <text:list-item>
          <text:p text:style-name="P6">Corresponding to each test case output the required number. </text:p>
        </text:list-item>
      </text:list>
      <text:p text:style-name="Text_20_body"><text:span text:style-name="T1">Example<text:line-break/>Input<text:line-break/></text:span>3<text:line-break/>1 4<text:line-break/>2 4<text:line-break/>3 9<text:line-break/><text:span text:style-name="T1">Output<text:line-break/></text:span>10<text:line-break/>21<text:line-break/>114<text:line-break/><text:span text:style-name="T1">Explanation<text:line-break/></text:span>For X=1 , Y=4 , you need to find 2<text:span text:style-name="T3">2</text:span>-1<text:span text:style-name="T3">2</text:span>+4<text:span text:style-name="T3">2</text:span>-3<text:span text:style-name="T3">2</text:span>.</text:p>
      <text:h text:style-name="Heading_20_3" text:outline-level="3">Problem description C : Triwizard Tournament </text:h>
      <text:h text:style-name="Heading_20_3" text:outline-level="3">Triwizard Tournament</text:h>
      <text:p text:style-name="Text_20_body">Harry is a triwizard champion and as a part of the triwizard tournament he has to perform the following task:<text:line-break/>Given an array of 0's and 1's the contestant is allowed to flip numbers from index l to index r in a single spell. They are not allowed to use more than one spell. The person with most number of 1's in the final array wins the task.</text:p>
      <text:p text:style-name="Text_20_body"><text:line-break/>Can you help harry in choosing the indexes l and r so that he gets the maximum no. of 1's in the resultant array<text:line-break/>0 &lt;= l &lt;= r &lt; N <text:span text:style-name="T2">where N is the length of the array</text:span> <text:line-break/><text:span text:style-name="T1">Input Format</text:span><text:line-break/>First line of the input has an integer T. T test cases follow.<text:line-break/>Each test case consists of a series of 0's and 1's <text:line-break/><text:span text:style-name="T1">Constraints </text:span></text:p>
      <text:list xml:id="list598861469105078906" text:style-name="L5">
        <text:list-item>
          <text:p text:style-name="P12">1&lt;=T&lt;=10^5 </text:p>
        </text:list-item>
        <text:list-item>
          <text:p text:style-name="P7">1&lt;=N&lt;=10^6 </text:p>
        </text:list-item>
      </text:list>
      <text:p text:style-name="Text_20_body"><text:line-break/><text:span text:style-name="T1">Output Format </text:span><text:line-break/>Two integers denoting the indexes l and r<text:line-break/>If there are multiple solutions, return the lexicographically smallest pair of l and r<text:line-break/><text:soft-page-break/>l1,r1 is lexicographically smaller than l2,r2 if l1 &lt; l2 or l1==l2 and r1 &lt; r2.<text:line-break/>Incase the input array already have maximum number of 1's and there is no need to perform a spell output "-1 -1" without the quotes <text:line-break/><text:line-break/><text:span text:style-name="T1">Sample Input </text:span><text:line-break/>3<text:line-break/>1001<text:line-break/>010<text:line-break/>111<text:line-break/><text:line-break/><text:span text:style-name="T1">Sample Output </text:span><text:line-break/>1 2<text:line-break/>0 0<text:line-break/>-1 -1</text:p>
      <text:h text:style-name="Heading_20_3" text:outline-level="3">Problem description D : First Prime </text:h>
      <text:p text:style-name="Standard">The first prime factor of 15 is 3 (3,5). For a given number N, print the count of numbers in the range[1..10^6+3] which has first prime as N. <text:line-break/><text:line-break/><text:span text:style-name="T1">Input Format<text:line-break/></text:span>First line of the input has an integer T. T cases follow.<text:line-break/>Integr N in each line. <text:line-break/><text:span text:style-name="T1">Constraints</text:span></text:p>
      <text:list xml:id="list6177046650434788091" text:style-name="L6">
        <text:list-item>
          <text:p text:style-name="P13">1&lt;=T&lt;=10^5 </text:p>
        </text:list-item>
        <text:list-item>
          <text:p text:style-name="P8">1&lt;=N&lt;=10^6+3 </text:p>
        </text:list-item>
      </text:list>
      <text:p text:style-name="Text_20_body"><text:line-break/>If N is not prime, take next greatest prime of N. <text:line-break/><text:span text:style-name="T1">Output Format <text:line-break/></text:span>For each test case, print count in a new line.<text:line-break/><text:line-break/><text:span text:style-name="T1">Sample Input </text:span><text:line-break/>3 <text:line-break/>2 <text:line-break/>4<text:line-break/>5<text:line-break/><text:line-break/><text:span text:style-name="T1">Sample Output </text:span><text:line-break/>500001<text:line-break/>66667<text:line-break/>6666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9:19:06.313920070</meta:creation-date>
    <dc:date>2016-09-07T19:21:30.538081318</dc:date>
    <meta:editing-duration>PT2M25S</meta:editing-duration>
    <meta:editing-cycles>1</meta:editing-cycles>
    <meta:document-statistic meta:table-count="0" meta:image-count="0" meta:object-count="0" meta:page-count="3" meta:paragraph-count="32" meta:word-count="619" meta:character-count="3224" meta:non-whitespace-character-count="2594"/>
    <meta:generator>LibreOffice/5.1.4.2$Linux_X86_64 LibreOffice_project/10m0$Build-2</meta:generator>
  </office:meta>
</office:document-meta>
</file>